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0293" officeooo:paragraph-rsid="000e303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0293" officeooo:paragraph-rsid="000d0293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iberation Serif" fo:font-size="13pt" fo:font-weight="bold" officeooo:rsid="001381ff" officeooo:paragraph-rsid="001381f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98d7a" officeooo:paragraph-rsid="00298d7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98d7a" officeooo:paragraph-rsid="002d1d29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98d7a" officeooo:paragraph-rsid="002d42ca" style:font-size-asian="13pt" style:font-weight-asian="bold" style:font-size-complex="13pt" style:font-weight-complex="bold"/>
    </style:style>
    <style:style style:name="P7" style:family="paragraph" style:parent-style-name="Standard">
      <style:paragraph-properties fo:padding="0.0201in" fo:border="0.06pt inset #000000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iberation Serif" fo:font-size="13pt" style:font-size-asian="13pt" style:font-size-complex="13pt"/>
    </style:style>
    <style:style style:name="P9" style:family="paragraph" style:parent-style-name="Standard">
      <style:text-properties style:font-name="Liberation Serif" fo:font-size="13pt" style:font-size-asian="13pt" style:font-size-complex="13pt"/>
    </style:style>
    <style:style style:name="P10" style:family="paragraph" style:parent-style-name="Standard">
      <style:paragraph-properties fo:padding="0.0201in" fo:border="0.06pt inset #000000"/>
      <style:text-properties style:font-name="Liberation Serif" fo:font-size="13pt" officeooo:paragraph-rsid="002d42ca" style:font-size-asian="13pt" style:font-size-complex="13pt"/>
    </style:style>
    <style:style style:name="P11" style:family="paragraph" style:parent-style-name="Standard">
      <style:text-properties style:font-name="Liberation Serif" fo:font-size="13pt" officeooo:rsid="002d42ca" officeooo:paragraph-rsid="002d42ca" style:font-size-asian="13pt" style:font-size-complex="13pt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style:font-name="Liberation Serif" fo:font-size="13pt" fo:font-weight="normal" officeooo:rsid="0011a664" officeooo:paragraph-rsid="0011a66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iberation Serif" fo:font-size="13pt" fo:font-weight="normal" officeooo:rsid="0011a664" officeooo:paragraph-rsid="0031729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style:font-name="Liberation Serif" fo:font-size="13pt" fo:font-weight="normal" officeooo:rsid="001381ff" officeooo:paragraph-rsid="001381ff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 fo:padding="0.0201in" fo:border="0.06pt inset #000000"/>
      <style:text-properties style:font-name="Liberation Serif" fo:font-size="13pt" fo:font-weight="normal" officeooo:rsid="000d0293" officeooo:paragraph-rsid="000d0293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d0293" officeooo:paragraph-rsid="000d0293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1a664" officeooo:paragraph-rsid="0011a664" style:font-size-asian="13pt" style:font-weight-asian="normal" style:font-size-complex="13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11a664" officeooo:paragraph-rsid="0011a664" style:font-size-asian="13pt" style:font-weight-asian="normal" style:font-size-complex="13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1381ff" style:font-size-asian="13pt" style:font-weight-asian="normal" style:font-size-complex="13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1381ff" style:font-size-asian="13pt" style:font-weight-asian="normal" style:font-size-complex="13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276327" style:font-size-asian="13pt" style:font-weight-asian="normal" style:font-size-complex="13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230416" style:font-size-asian="13pt" style:font-weight-asian="normal" style:font-size-complex="13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2d9ad" style:font-size-asian="13pt" style:font-weight-asian="normal" style:font-size-complex="13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35f1b" style:font-size-asian="13pt" style:font-weight-asian="normal" style:font-size-complex="13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57cbf" style:font-size-asian="13pt" style:font-weight-asian="normal" style:font-size-complex="13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57cbf" style:font-size-asian="13pt" style:font-weight-asian="normal" style:font-size-complex="13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759db" style:font-size-asian="13pt" style:font-weight-asian="normal" style:font-size-complex="13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759db" style:font-size-asian="13pt" style:font-weight-asian="normal" style:font-size-complex="13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1381ff" style:font-size-asian="13pt" style:font-weight-asian="normal" style:font-size-complex="13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2d9ad" style:font-size-asian="13pt" style:font-weight-asian="normal" style:font-size-complex="13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1381ff" officeooo:paragraph-rsid="00357cbf" style:font-size-asian="13pt" style:font-weight-asian="normal" style:font-size-complex="13pt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230416" officeooo:paragraph-rsid="00230416" style:font-size-asian="13pt" style:font-weight-asian="normal" style:font-size-complex="13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276327" officeooo:paragraph-rsid="00276327" style:font-size-asian="13pt" style:font-weight-asian="normal" style:font-size-complex="13pt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276327" officeooo:paragraph-rsid="002d6e46" style:font-size-asian="13pt" style:font-weight-asian="normal" style:font-size-complex="13pt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33382a" officeooo:paragraph-rsid="0033382a" style:font-size-asian="13pt" style:font-weight-asian="normal" style:font-size-complex="13pt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2863f9" officeooo:paragraph-rsid="002863f9" style:font-size-asian="13pt" style:font-weight-asian="normal" style:font-size-complex="13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normal" officeooo:rsid="002863f9" officeooo:paragraph-rsid="00335f1b" style:font-size-asian="13pt" style:font-weight-asian="normal" style:font-size-complex="13pt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357cbf" officeooo:paragraph-rsid="00357cbf" style:font-size-asian="13pt" style:font-weight-asian="normal" style:font-size-complex="13pt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1a664" officeooo:paragraph-rsid="0011a664" style:font-size-asian="13pt" style:font-weight-asian="bold" style:font-size-complex="13pt" style:font-weight-complex="bold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32d9ad" style:font-size-asian="13pt" style:font-weight-asian="bold" style:font-size-complex="13pt" style:font-weight-complex="bold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33382a" style:font-size-asian="13pt" style:font-weight-asian="bold" style:font-size-complex="13pt" style:font-weight-complex="bold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357cbf" style:font-size-asian="13pt" style:font-weight-asian="bold" style:font-size-complex="13pt" style:font-weight-complex="bold" loext:padding="0in" loext:border="none"/>
    </style:style>
    <style:style style:name="P4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3759db" style:font-size-asian="13pt" style:font-weight-asian="bold" style:font-size-complex="13pt" style:font-weight-complex="bold" loext:padding="0in" loext:border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230416" officeooo:paragraph-rsid="00240266" style:font-size-asian="13pt" style:font-weight-asian="bold" style:font-size-complex="13pt" style:font-weight-complex="bold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2d6e46" officeooo:paragraph-rsid="002d6e46" style:font-size-asian="13pt" style:font-weight-asian="bold" style:font-size-complex="13pt" style:font-weight-complex="bold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33382a" officeooo:paragraph-rsid="0033382a" style:font-size-asian="13pt" style:font-weight-asian="bold" style:font-size-complex="13pt" style:font-weight-complex="bold" loext:padding="0in" loext:border="none"/>
    </style:style>
    <style:style style:name="P5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33382a" officeooo:paragraph-rsid="00335f1b" style:font-size-asian="13pt" style:font-weight-asian="bold" style:font-size-complex="13pt" style:font-weight-complex="bold" loext:padding="0in" loext:border="none"/>
    </style:style>
    <style:style style:name="P5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use-window-font-color="true" loext:opacity="0%" style:font-name="Liberation Serif" fo:font-size="13pt" fo:letter-spacing="normal" fo:font-style="normal" fo:font-weight="normal" officeooo:rsid="001381ff" officeooo:paragraph-rsid="00276327" style:font-size-asian="13pt" style:font-weight-asian="normal" style:font-size-complex="13pt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style:use-window-font-color="true" loext:opacity="0%" style:font-name="Liberation Serif" fo:font-size="13pt" fo:letter-spacing="normal" fo:font-style="normal" fo:font-weight="bold" style:font-size-asian="13pt" style:font-weight-asian="bold" style:font-size-complex="13pt" style:font-weight-complex="bold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c9211e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5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c9211e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5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c9211e" loext:opacity="100%" style:font-name="Liberation Serif" fo:font-size="13pt" fo:letter-spacing="normal" fo:font-style="normal" fo:font-weight="bold" officeooo:rsid="001381ff" officeooo:paragraph-rsid="00348dad" style:font-size-asian="13pt" style:font-weight-asian="bold" style:font-size-complex="13pt" style:font-weight-complex="bold" loext:padding="0in" loext:border="none"/>
    </style:style>
    <style:style style:name="P5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00a933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5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a933" loext:opacity="100%" style:font-name="Liberation Serif" fo:font-size="13pt" fo:letter-spacing="normal" fo:font-style="normal" fo:font-weight="bold" officeooo:rsid="001381ff" officeooo:paragraph-rsid="00335f1b" style:font-size-asian="13pt" style:font-weight-asian="bold" style:font-size-complex="13pt" style:font-weight-complex="bold" loext:padding="0in" loext:border="none"/>
    </style:style>
    <style:style style:name="P5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a933" loext:opacity="100%" style:font-name="Liberation Serif" fo:font-size="13pt" fo:letter-spacing="normal" fo:font-style="normal" fo:font-weight="bold" officeooo:rsid="001381ff" officeooo:paragraph-rsid="00348dad" style:font-size-asian="13pt" style:font-weight-asian="bold" style:font-size-complex="13pt" style:font-weight-complex="bold" loext:padding="0in" loext:border="none"/>
    </style:style>
    <style:style style:name="P5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ff0000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6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ff0000" loext:opacity="100%" style:font-name="Liberation Serif" fo:font-size="13pt" fo:letter-spacing="normal" fo:font-style="normal" fo:font-weight="bold" officeooo:rsid="00276327" officeooo:paragraph-rsid="00276327" style:font-size-asian="13pt" style:font-weight-asian="bold" style:font-size-complex="13pt" style:font-weight-complex="bold" loext:padding="0in" loext:border="none"/>
    </style:style>
    <style:style style:name="P6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2a6099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6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2a6099" loext:opacity="100%" style:font-name="Liberation Serif" fo:font-size="13pt" fo:letter-spacing="normal" fo:font-style="normal" fo:font-weight="bold" officeooo:rsid="001381ff" officeooo:paragraph-rsid="00348dad" style:font-size-asian="13pt" style:font-weight-asian="bold" style:font-size-complex="13pt" style:font-weight-complex="bold" loext:padding="0in" loext:border="none"/>
    </style:style>
    <style:style style:name="P6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3465a4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3465a4" loext:opacity="100%" style:font-name="Liberation Serif" fo:font-size="13pt" fo:letter-spacing="normal" fo:font-style="normal" fo:font-weight="bold" officeooo:rsid="00276327" officeooo:paragraph-rsid="00276327" style:font-size-asian="13pt" style:font-weight-asian="bold" style:font-size-complex="13pt" style:font-weight-complex="bold" loext:padding="0in" loext:border="none"/>
    </style:style>
    <style:style style:name="P6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3faf46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6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3faf46" loext:opacity="100%" style:font-name="Liberation Serif" fo:font-size="13pt" fo:letter-spacing="normal" fo:font-style="normal" fo:font-weight="bold" officeooo:rsid="00276327" officeooo:paragraph-rsid="00276327" style:font-size-asian="13pt" style:font-weight-asian="bold" style:font-size-complex="13pt" style:font-weight-complex="bold" loext:padding="0in" loext:border="none"/>
    </style:style>
    <style:style style:name="P6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officeooo:paragraph-rsid="0017896a"/>
    </style:style>
    <style:style style:name="P6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officeooo:paragraph-rsid="00335f1b"/>
    </style:style>
    <style:style style:name="P69" style:family="paragraph" style:parent-style-name="Text_20_body">
      <style:paragraph-properties fo:padding="0.0201in" fo:border="0.06pt inset #000000"/>
    </style:style>
    <style:style style:name="P70" style:family="paragraph" style:parent-style-name="Text_20_body">
      <style:paragraph-properties fo:text-align="start" style:justify-single-word="false"/>
      <style:text-properties officeooo:paragraph-rsid="00298d7a"/>
    </style:style>
    <style:style style:name="P71" style:family="paragraph" style:parent-style-name="Standard">
      <style:paragraph-properties fo:padding="0.0201in" fo:border="0.06pt inset #000000"/>
      <style:text-properties style:use-window-font-color="true" loext:opacity="0%" style:font-name="Liberation Serif" fo:font-size="13pt" style:font-size-asian="13pt" style:font-size-complex="13pt"/>
    </style:style>
    <style:style style:name="P7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use-window-font-color="true" loext:opacity="0%" fo:font-weight="bold" officeooo:paragraph-rsid="001381ff" style:font-weight-asian="bold" style:font-weight-complex="bold"/>
    </style:style>
    <style:style style:name="P7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use-window-font-color="true" loext:opacity="0%" fo:font-weight="bold" officeooo:paragraph-rsid="00335f1b" style:font-weight-asian="bold" style:font-weight-complex="bold"/>
    </style:style>
    <style:style style:name="P7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weight="bold" officeooo:paragraph-rsid="0017896a" style:font-weight-asian="bold" style:font-weight-complex="bold"/>
    </style:style>
    <style:style style:name="P7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color="#c9211e" loext:opacity="100%" style:font-name="Liberation Serif" fo:font-size="13pt" fo:font-weight="bold" officeooo:rsid="0011a664" officeooo:paragraph-rsid="0011a664" style:font-size-asian="13pt" style:font-weight-asian="bold" style:font-size-complex="13pt" style:font-weight-complex="bold"/>
    </style:style>
    <style:style style:name="P76" style:family="paragraph" style:parent-style-name="Text_20_body">
      <style:text-properties officeooo:paragraph-rsid="002f9f89"/>
    </style:style>
    <style:style style:name="P77" style:family="paragraph" style:parent-style-name="Text_20_body">
      <style:text-properties officeooo:paragraph-rsid="002d6e46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bold" officeooo:rsid="001381ff" officeooo:paragraph-rsid="0032d9ad" style:font-size-asian="13pt" style:font-weight-asian="bold" style:font-size-complex="13pt" style:font-weight-complex="bold" loext:padding="0in" loext:border="none"/>
    </style:style>
    <style:style style:name="P7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Liberation Serif" fo:font-size="13pt" fo:letter-spacing="normal" fo:font-style="normal" fo:font-weight="normal" officeooo:rsid="002863f9" officeooo:paragraph-rsid="002863f9" style:font-size-asian="13pt" style:font-weight-asian="normal" style:font-size-complex="13pt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padding="0.0201in" fo:border="0.06pt inset #000000" style:writing-mode="lr-tb"/>
      <style:text-properties fo:font-variant="normal" fo:text-transform="none" fo:color="#c9211e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8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2a6099" loext:opacity="100%" style:font-name="Liberation Serif" fo:font-size="13pt" fo:letter-spacing="normal" fo:font-style="normal" fo:font-weight="bold" officeooo:rsid="001381ff" officeooo:paragraph-rsid="001381ff" style:font-size-asian="13pt" style:font-weight-asian="bold" style:font-size-complex="13pt" style:font-weight-complex="bold" loext:padding="0in" loext:border="none"/>
    </style:style>
    <style:style style:name="P8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ff0000" loext:opacity="100%" style:font-name="Liberation Serif" fo:font-size="13pt" fo:letter-spacing="normal" fo:font-style="normal" fo:font-weight="normal" officeooo:rsid="001381ff" officeooo:paragraph-rsid="001381ff" style:font-size-asian="13pt" style:font-weight-asian="normal" style:font-size-complex="13pt" style:font-weight-complex="normal" loext:padding="0in" loext:border="none"/>
    </style:style>
    <style:style style:name="P83" style:family="paragraph" style:parent-style-name="Text_20_body" style:list-style-name="L1">
      <style:paragraph-properties fo:margin-top="0in" fo:margin-bottom="0in" style:contextual-spacing="false"/>
      <style:text-properties officeooo:paragraph-rsid="001d9f9c"/>
    </style:style>
    <style:style style:name="P84" style:family="paragraph" style:parent-style-name="Text_20_body" style:list-style-name="L1">
      <style:text-properties officeooo:paragraph-rsid="001d9f9c"/>
    </style:style>
    <style:style style:name="P85" style:family="paragraph" style:parent-style-name="Text_20_body" style:list-style-name="L2">
      <style:paragraph-properties fo:margin-top="0in" fo:margin-bottom="0in" style:contextual-spacing="false"/>
      <style:text-properties officeooo:paragraph-rsid="002f002d"/>
    </style:style>
    <style:style style:name="P86" style:family="paragraph" style:parent-style-name="Text_20_body" style:list-style-name="L2">
      <style:text-properties officeooo:paragraph-rsid="002f002d"/>
    </style:style>
    <style:style style:name="P87" style:family="paragraph" style:parent-style-name="Text_20_body" style:list-style-name="L2">
      <style:paragraph-properties fo:margin-top="0in" fo:margin-bottom="0in" style:contextual-spacing="false"/>
    </style:style>
    <style:style style:name="P88" style:family="paragraph" style:parent-style-name="Text_20_body" style:list-style-name="L2">
      <style:paragraph-properties fo:margin-top="0in" fo:margin-bottom="0in" style:contextual-spacing="false"/>
      <style:text-properties officeooo:paragraph-rsid="002d42ca"/>
    </style:style>
    <style:style style:name="P89" style:family="paragraph" style:parent-style-name="Text_20_body" style:list-style-name="L2">
      <style:text-properties officeooo:paragraph-rsid="002d42ca"/>
    </style:style>
    <style:style style:name="P90" style:family="paragraph" style:parent-style-name="Text_20_body" style:list-style-name="L2">
      <style:paragraph-properties fo:margin-top="0in" fo:margin-bottom="0in" style:contextual-spacing="false"/>
      <style:text-properties officeooo:paragraph-rsid="002f9f89"/>
    </style:style>
    <style:style style:name="P91" style:family="paragraph" style:parent-style-name="Text_20_body" style:list-style-name="L2">
      <style:text-properties officeooo:paragraph-rsid="002f9f89"/>
    </style:style>
    <style:style style:name="P92" style:family="paragraph" style:parent-style-name="Text_20_body" style:list-style-name="L2">
      <style:paragraph-properties fo:margin-top="0in" fo:margin-bottom="0in" style:contextual-spacing="false"/>
      <style:text-properties officeooo:paragraph-rsid="002fb535"/>
    </style:style>
    <style:style style:name="P93" style:family="paragraph" style:parent-style-name="Text_20_body">
      <style:text-properties fo:font-weight="bold" officeooo:paragraph-rsid="002e7313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2" style:family="text">
      <style:text-properties fo:font-variant="normal" fo:text-transform="none" fo:letter-spacing="normal" fo:font-style="normal" loext:padding="0in" loext:border="none"/>
    </style:style>
    <style:style style:name="T3" style:family="text">
      <style:text-properties fo:font-variant="normal" fo:text-transform="none" fo:letter-spacing="normal" fo:font-style="normal" officeooo:rsid="00317297" loext:padding="0in" loext:border="none"/>
    </style:style>
    <style:style style:name="T4" style:family="text">
      <style:text-properties fo:font-variant="normal" fo:text-transform="none" fo:letter-spacing="normal" loext:padding="0in" loext:border="none"/>
    </style:style>
    <style:style style:name="T5" style:family="text">
      <style:text-properties fo:font-variant="normal" fo:text-transform="none" fo:letter-spacing="normal" fo:font-weight="bold" style:font-weight-asian="bold" style:font-weight-complex="bold" loext:padding="0in" loext:border="none"/>
    </style:style>
    <style:style style:name="T6" style:family="text">
      <style:text-properties fo:font-variant="normal" fo:text-transform="none" style:use-window-font-color="true" loext:opacity="0%" fo:letter-spacing="normal" fo:font-style="normal" loext:padding="0in" loext:border="none"/>
    </style:style>
    <style:style style:name="T7" style:family="text">
      <style:text-properties fo:font-variant="normal" fo:text-transform="none" style:use-window-font-color="true" loext:opacity="0%" fo:letter-spacing="normal" fo:font-style="normal" fo:font-weight="bold" style:font-weight-asian="bold" style:font-weight-complex="bold" loext:padding="0in" loext:border="none"/>
    </style:style>
    <style:style style:name="T8" style:family="text">
      <style:text-properties fo:font-variant="normal" fo:text-transform="none" style:font-name="Liberation Serif" fo:font-size="13pt" fo:letter-spacing="normal" fo:font-style="normal" fo:font-weight="normal" officeooo:rsid="001381ff" style:font-size-asian="13pt" style:font-weight-asian="normal" style:font-size-complex="13pt" style:font-weight-complex="normal" loext:padding="0in" loext:border="none"/>
    </style:style>
    <style:style style:name="T9" style:family="text">
      <style:text-properties fo:font-variant="normal" fo:text-transform="none" style:font-name="Liberation Serif" fo:font-size="13pt" fo:letter-spacing="normal" fo:font-style="normal" officeooo:rsid="001381ff" style:font-size-asian="13pt" style:font-size-complex="13pt" loext:padding="0in" loext:border="none"/>
    </style:style>
    <style:style style:name="T10" style:family="text">
      <style:text-properties fo:font-variant="normal" fo:text-transform="none" fo:color="#c9211e" loext:opacity="100%" fo:letter-spacing="normal" fo:font-style="normal" fo:font-weight="bold" style:font-weight-asian="bold" style:font-weight-complex="bold" loext:padding="0in" loext:border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0293" style:font-weight-asian="normal" style:font-weight-complex="normal"/>
    </style:style>
    <style:style style:name="T13" style:family="text">
      <style:text-properties fo:font-weight="normal" officeooo:rsid="001381ff" style:font-weight-asian="normal" style:font-weight-complex="normal"/>
    </style:style>
    <style:style style:name="T14" style:family="text">
      <style:text-properties style:font-name="Liberation Serif" fo:font-size="13pt" style:font-size-asian="13pt" style:font-size-complex="13pt"/>
    </style:style>
    <style:style style:name="T15" style:family="text">
      <style:text-properties style:font-name="Liberation Serif" fo:font-size="13pt" officeooo:rsid="001342ac" style:font-size-asian="13pt" style:font-size-complex="13pt"/>
    </style:style>
    <style:style style:name="T16" style:family="text">
      <style:text-properties style:font-name="Liberation Serif" fo:font-size="13pt" officeooo:rsid="000d0293" style:font-size-asian="13pt" style:font-size-complex="13pt"/>
    </style:style>
    <style:style style:name="T17" style:family="text">
      <style:text-properties style:font-name="Liberation Serif" fo:font-size="13pt" fo:font-weight="normal" officeooo:rsid="000d0293" style:font-size-asian="13pt" style:font-weight-asian="normal" style:font-size-complex="13pt" style:font-weight-complex="normal"/>
    </style:style>
    <style:style style:name="T18" style:family="text">
      <style:text-properties style:font-name="Liberation Serif" fo:font-size="13pt" fo:font-weight="bold" officeooo:rsid="002d6e46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fo:font-weight="bold" officeooo:rsid="002e7313" style:font-size-asian="13pt" style:font-weight-asian="bold" style:font-size-complex="13pt" style:font-weight-complex="bold"/>
    </style:style>
    <style:style style:name="T20" style:family="text">
      <style:text-properties style:font-name="Liberation Serif" officeooo:rsid="002d42ca"/>
    </style:style>
    <style:style style:name="T21" style:family="text">
      <style:text-properties style:font-name="Liberation Serif" officeooo:rsid="001342ac"/>
    </style:style>
    <style:style style:name="T22" style:family="text">
      <style:text-properties officeooo:rsid="001bfd5b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style:font-name="Liberation Serif"/>
    </style:style>
    <style:style style:name="T25" style:family="text">
      <style:text-properties style:use-window-font-color="true" loext:opacity="0%" style:font-name="Liberation Serif" fo:font-size="13pt" style:font-size-asian="13pt" style:font-size-complex="13pt"/>
    </style:style>
    <style:style style:name="T26" style:family="text">
      <style:text-properties style:use-window-font-color="true" loext:opacity="0%" style:font-name="Liberation Serif" fo:font-size="13pt" officeooo:rsid="002d42ca" style:font-size-asian="13pt" style:font-size-complex="13pt"/>
    </style:style>
    <style:style style:name="T27" style:family="text">
      <style:text-properties style:use-window-font-color="true" loext:opacity="0%" style:font-name="Liberation Serif" fo:font-size="13pt" officeooo:rsid="001342ac" style:font-size-asian="13pt" style:font-size-complex="13pt"/>
    </style:style>
    <style:style style:name="T28" style:family="text">
      <style:text-properties style:use-window-font-color="true" loext:opacity="0%" style:font-name="Liberation Serif" fo:font-size="13pt" officeooo:rsid="002e7313" style:font-size-asian="13pt" style:font-size-complex="13pt"/>
    </style:style>
    <style:style style:name="T29" style:family="text">
      <style:text-properties style:use-window-font-color="true" loext:opacity="0%" style:font-name="Liberation Serif" fo:font-size="13pt" officeooo:rsid="002e99aa" style:font-size-asian="13pt" style:font-size-complex="13pt"/>
    </style:style>
    <style:style style:name="T30" style:family="text">
      <style:text-properties style:use-window-font-color="true" loext:opacity="0%" style:font-name="Liberation Serif" fo:font-size="13pt" officeooo:rsid="002f002d" style:font-size-asian="13pt" style:font-size-complex="13pt"/>
    </style:style>
    <style:style style:name="T31" style:family="text">
      <style:text-properties style:use-window-font-color="true" loext:opacity="0%" style:font-name="Liberation Serif" fo:font-size="13pt" fo:font-weight="normal" officeooo:rsid="000d0293" style:font-size-asian="13pt" style:font-weight-asian="normal" style:font-size-complex="13pt" style:font-weight-complex="normal"/>
    </style:style>
    <style:style style:name="T32" style:family="text">
      <style:text-properties style:use-window-font-color="true" loext:opacity="0%" style:font-name="Liberation Serif" fo:font-size="13pt" fo:font-weight="normal" officeooo:rsid="002d42ca" style:font-size-asian="13pt" style:font-weight-asian="normal" style:font-size-complex="13pt" style:font-weight-complex="normal"/>
    </style:style>
    <style:style style:name="T33" style:family="text">
      <style:text-properties style:use-window-font-color="true" loext:opacity="0%" style:font-name="Liberation Serif" fo:font-size="13pt" fo:font-weight="normal" officeooo:rsid="002e7313" style:font-size-asian="13pt" style:font-weight-asian="normal" style:font-size-complex="13pt" style:font-weight-complex="normal"/>
    </style:style>
    <style:style style:name="T34" style:family="text">
      <style:text-properties style:use-window-font-color="true" loext:opacity="0%" style:font-name="Liberation Serif" fo:font-size="13pt" fo:font-weight="normal" officeooo:rsid="002e99aa" style:font-size-asian="13pt" style:font-weight-asian="normal" style:font-size-complex="13pt" style:font-weight-complex="normal"/>
    </style:style>
    <style:style style:name="T35" style:family="text">
      <style:text-properties style:use-window-font-color="true" loext:opacity="0%" style:font-name="Liberation Serif" fo:font-size="13pt" fo:font-weight="normal" officeooo:rsid="002f002d" style:font-size-asian="13pt" style:font-weight-asian="normal" style:font-size-complex="13pt" style:font-weight-complex="normal"/>
    </style:style>
    <style:style style:name="T36" style:family="text">
      <style:text-properties style:use-window-font-color="true" loext:opacity="0%" style:font-name="Liberation Serif" fo:font-size="13pt" fo:font-weight="bold" style:font-size-asian="13pt" style:font-weight-asian="bold" style:font-size-complex="13pt" style:font-weight-complex="bold"/>
    </style:style>
    <style:style style:name="T37" style:family="text">
      <style:text-properties style:use-window-font-color="true" loext:opacity="0%" style:font-name="Liberation Serif" fo:font-size="13pt" fo:font-weight="bold" officeooo:rsid="002d42ca" style:font-size-asian="13pt" style:font-weight-asian="bold" style:font-size-complex="13pt" style:font-weight-complex="bold"/>
    </style:style>
    <style:style style:name="T38" style:family="text">
      <style:text-properties style:use-window-font-color="true" loext:opacity="0%" style:font-name="Liberation Serif" fo:font-size="13pt" fo:font-weight="bold" officeooo:rsid="002e7313" style:font-size-asian="13pt" style:font-weight-asian="bold" style:font-size-complex="13pt" style:font-weight-complex="bold"/>
    </style:style>
    <style:style style:name="T39" style:family="text">
      <style:text-properties style:use-window-font-color="true" loext:opacity="0%" style:font-name="Liberation Serif" fo:font-size="13pt" fo:font-weight="bold" officeooo:rsid="000d0293" style:font-size-asian="13pt" style:font-weight-asian="bold" style:font-size-complex="13pt" style:font-weight-complex="bold"/>
    </style:style>
    <style:style style:name="T40" style:family="text">
      <style:text-properties style:use-window-font-color="true" loext:opacity="0%" style:font-name="Liberation Serif" fo:font-size="13pt" fo:font-weight="bold" officeooo:rsid="001342ac" style:font-size-asian="13pt" style:font-weight-asian="bold" style:font-size-complex="13pt" style:font-weight-complex="bold"/>
    </style:style>
    <style:style style:name="T41" style:family="text">
      <style:text-properties style:use-window-font-color="true" loext:opacity="0%" style:font-name="Liberation Serif" officeooo:rsid="001342ac"/>
    </style:style>
    <style:style style:name="T42" style:family="text">
      <style:text-properties style:use-window-font-color="true" loext:opacity="0%" style:font-name="Liberation Serif" officeooo:rsid="002e99aa"/>
    </style:style>
    <style:style style:name="T43" style:family="text">
      <style:text-properties style:use-window-font-color="true" loext:opacity="0%" style:font-name="Liberation Serif" fo:font-weight="normal" officeooo:rsid="000d0293" style:font-weight-asian="normal" style:font-weight-complex="normal"/>
    </style:style>
    <style:style style:name="T44" style:family="text">
      <style:text-properties style:use-window-font-color="true" loext:opacity="0%" style:font-name="Liberation Serif" fo:font-weight="normal" officeooo:rsid="002e99a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1381ff"/>
    </style:style>
    <style:style style:name="T47" style:family="text">
      <style:text-properties officeooo:rsid="00240266"/>
    </style:style>
    <style:style style:name="T48" style:family="text">
      <style:text-properties fo:color="#ff0000" loext:opacity="100%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color="#3465a4" loext:opacity="100%" fo:font-weight="bold" style:font-weight-asian="bold" style:font-weight-complex="bold"/>
    </style:style>
    <style:style style:name="T51" style:family="text">
      <style:text-properties fo:color="#3faf46" loext:opacity="100%" fo:font-weight="bold" style:font-weight-asian="bold" style:font-weight-complex="bold"/>
    </style:style>
    <style:style style:name="T52" style:family="text">
      <style:text-properties fo:color="#3faf46" loext:opacity="100%" officeooo:rsid="002863f9"/>
    </style:style>
    <style:style style:name="T53" style:family="text">
      <style:text-properties fo:color="#2a6099" loext:opacity="100%"/>
    </style:style>
    <style:style style:name="T54" style:family="text">
      <style:text-properties officeooo:rsid="002e7313"/>
    </style:style>
    <style:style style:name="T55" style:family="text">
      <style:text-properties officeooo:rsid="00317297"/>
    </style:style>
    <style:style style:name="T56" style:family="text">
      <style:text-properties officeooo:rsid="0032d9ad"/>
    </style:style>
    <style:style style:name="T57" style:family="text">
      <style:text-properties officeooo:rsid="00276327"/>
    </style:style>
    <style:style style:name="T58" style:family="text">
      <style:text-properties officeooo:rsid="00335f1b"/>
    </style:style>
    <style:style style:name="T59" style:family="text">
      <style:text-properties officeooo:rsid="00348dad"/>
    </style:style>
    <style:style style:name="T60" style:family="text">
      <style:text-properties officeooo:rsid="002863f9"/>
    </style:style>
    <style:style style:name="T61" style:family="text">
      <style:text-properties officeooo:rsid="00357cbf"/>
    </style:style>
    <style:style style:name="T62" style:family="text">
      <style:text-properties officeooo:rsid="003759db"/>
    </style:style>
    <style:style style:name="T63" style:family="text">
      <style:text-properties officeooo:rsid="003765b4"/>
    </style:style>
    <style:style style:name="T64" style:family="text">
      <style:text-properties officeooo:rsid="003906fd"/>
    </style:style>
    <style:style style:name="T65" style:family="text">
      <style:text-properties officeooo:rsid="003aa40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mpte Rendu TP3&amp;4 INF401</text:p>
      <text:p text:style-name="P1">NGUYEN Minh Huy</text:p>
      <text:p text:style-name="P2">LUU Nguyen Phuoc Loc</text:p>
      <text:p text:style-name="P2"/>
      <text:p text:style-name="P2">3.1.Déclaration de données en langage d’assemblage</text:p>
      <text:p text:style-name="P5">donnees.s:</text:p>
      <text:p text:style-name="P15"><text:s text:c="4"/>.data</text:p>
      <text:p text:style-name="P15">aa: .byte 65 <text:s text:c="2"/>@ .byte 0x41</text:p>
      <text:p text:style-name="P15">oo: .byte 15 <text:s text:c="2"/>@ .byte <text:s/>0x0f</text:p>
      <text:p text:style-name="P15">cc: .asciz "bonjour"</text:p>
      <text:p text:style-name="P15">rr: .byte 66 <text:s text:c="2"/>@ .byte 0x42</text:p>
      <text:p text:style-name="P15"><text:s text:c="4"/>.byte 3</text:p>
      <text:p text:style-name="P15">T: .hword 0x1122</text:p>
      <text:p text:style-name="P15"><text:s text:c="4"/>.hword 0x3456</text:p>
      <text:p text:style-name="P15"><text:s text:c="4"/>.hword 0xfafd</text:p>
      <text:p text:style-name="P15">xx: .byte 65</text:p>
      <text:p text:style-name="P4"/>
      <text:p text:style-name="P7">luunpl@im2ag-turing-01:[~/University/Semestre_4/401_INF/TP/TP3&amp;4]: arm-eabi-objdump -j .data -s donnees.o</text:p>
      <text:p text:style-name="P7"/>
      <text:p text:style-name="P7">donnees.o: <text:s text:c="4"/>file format elf32-bigarm</text:p>
      <text:p text:style-name="P7"/>
      <text:p text:style-name="P7">Contents of section .data:</text:p>
      <text:p text:style-name="P71"><text:s/>0000 410f626f 6e6a6f75 72004203 11223456 <text:s/>A.bonjour.B.."4V</text:p>
      <text:p text:style-name="P7"><text:span text:style-name="T23"><text:s/>0010 fafd41 <text:s text:c="7"/></text:span><text:s text:c="23"/>..A <text:s text:c="6"/></text:p>
      <text:p text:style-name="P7"><text:span text:style-name="T12"/></text:p>
      <text:p text:style-name="P70"><text:span text:style-name="T17">Les informations sont affichées en </text:span><text:span text:style-name="Strong_20_Emphasis"><text:span text:style-name="T16">hexadécimal (base 16)</text:span></text:span><text:span text:style-name="T17">, ce qui est standard pour l'affichage des données binaires dans un format lisible</text:span></text:p>
      <text:p text:style-name="P70"><text:span text:style-name="Strong_20_Emphasis"><text:span text:style-name="T14">Nombre d’octets par ligne :</text:span></text:span></text:p>
      <text:list text:style-name="L1">
        <text:list-item>
          <text:p text:style-name="P83"><text:span text:style-name="T14">La première ligne contient </text:span><text:span text:style-name="Strong_20_Emphasis"><text:span text:style-name="T14">16 octets <text:s/>: <text:s/>410f626f 6e6a6f75 72004203 11223456</text:span></text:span></text:p>
        </text:list-item>
        <text:list-item>
          <text:p text:style-name="P84"><text:span text:style-name="T14">La deuxième ligne contient </text:span><text:span text:style-name="Strong_20_Emphasis"><text:span text:style-name="T14">4 octets <text:s text:c="2"/>: <text:s/>fafd41 <text:s/></text:span></text:span></text:p>
        </text:list-item>
      </text:list>
      <text:p text:style-name="Text_20_body"><text:span text:style-name="Strong_20_Emphasis"><text:span text:style-name="T25">Correspondance avec la zone </text:span></text:span><text:span text:style-name="Strong_20_Emphasis"><text:span text:style-name="Source_20_Text"><text:span text:style-name="T25">.data</text:span></text:span></text:span><text:span text:style-name="Strong_20_Emphasis"><text:span text:style-name="T25"> :</text:span></text:span></text:p>
      <text:list text:style-name="L2">
        <text:list-item>
          <text:p text:style-name="P85"><text:span text:style-name="Source_20_Text"><text:span text:style-name="T25">41</text:span></text:span><text:span text:style-name="T25"> → </text:span><text:span text:style-name="Source_20_Text"><text:span text:style-name="T25">A</text:span></text:span><text:span text:style-name="Source_20_Text"><text:span text:style-name="T28">(</text:span></text:span><text:span text:style-name="Source_20_Text"><text:span text:style-name="T31">aa: .byte 65 </text:span></text:span><text:span text:style-name="Source_20_Text"><text:span text:style-name="T33">)</text:span></text:span></text:p>
        </text:list-item>
        <text:list-item>
          <text:p text:style-name="P85"><text:span text:style-name="Source_20_Text"><text:span text:style-name="T25">0F</text:span></text:span><text:span text:style-name="T25"> → </text:span><text:span text:style-name="T26">15</text:span><text:span text:style-name="T28">(</text:span><text:span text:style-name="T31">oo: .byte 15 <text:s/></text:span><text:span text:style-name="T33">)</text:span></text:p>
        </text:list-item>
        <text:list-item>
          <text:p text:style-name="P87"><text:span text:style-name="Source_20_Text"><text:span text:style-name="T25">62 6F 6E 6A 6F 75 72</text:span></text:span><text:span text:style-name="T25"> → </text:span><text:span text:style-name="Source_20_Text"><text:span text:style-name="T25">"bonjour"</text:span></text:span></text:p>
        </text:list-item>
        <text:list-item>
          <text:p text:style-name="P87"><text:span text:style-name="Source_20_Text"><text:span text:style-name="T25">00</text:span></text:span><text:span text:style-name="T25"> → </text:span><text:span text:style-name="Source_20_Text"><text:span text:style-name="T25">\0</text:span></text:span><text:span text:style-name="T25"> (terminaison de chaîne)</text:span></text:p>
        </text:list-item>
        <text:list-item>
          <text:p text:style-name="P85"><text:span text:style-name="Source_20_Text"><text:span text:style-name="T25">42</text:span></text:span><text:span text:style-name="T25"> → </text:span><text:span text:style-name="Source_20_Text"><text:span text:style-name="T25">B</text:span></text:span><text:span text:style-name="Source_20_Text"><text:span text:style-name="T30">(</text:span></text:span><text:span text:style-name="Source_20_Text"><text:span text:style-name="T31">rr: .byte 66</text:span></text:span><text:span text:style-name="Source_20_Text"><text:span text:style-name="T35">)</text:span></text:span></text:p>
        </text:list-item>
        <text:list-item>
          <text:p text:style-name="P88"><text:span text:style-name="Source_20_Text"><text:span text:style-name="T25">03 <text:s/>→ </text:span></text:span><text:span text:style-name="Source_20_Text"><text:span text:style-name="T31">.byte 3 </text:span></text:span><text:span text:style-name="Source_20_Text"><text:span text:style-name="T32">du rr</text:span></text:span></text:p>
        </text:list-item>
        <text:list-item>
          <text:p text:style-name="P88"><text:span text:style-name="Source_20_Text"><text:span text:style-name="T25">11 22 → </text:span></text:span><text:span text:style-name="Source_20_Text"><text:span text:style-name="T26">T[0]: </text:span></text:span><text:span text:style-name="Source_20_Text"><text:span text:style-name="T25">.</text:span></text:span><text:span text:style-name="Source_20_Text"><text:span text:style-name="T31">hword 0x1122</text:span></text:span></text:p>
        </text:list-item>
        <text:list-item>
          <text:p text:style-name="P88"><text:span text:style-name="Source_20_Text"><text:span text:style-name="T25">34 56</text:span></text:span><text:span text:style-name="T25"> → </text:span><text:span text:style-name="Source_20_Text"><text:span text:style-name="T26">T[1]: </text:span></text:span><text:span text:style-name="T31">.hword 0x3456</text:span></text:p>
        </text:list-item>
        <text:list-item>
          <text:p text:style-name="P89"><text:span text:style-name="Source_20_Text"><text:span text:style-name="T25">FA FD→</text:span></text:span><text:span text:style-name="Source_20_Text"><text:span text:style-name="T26">T[2]: </text:span></text:span><text:span text:style-name="Source_20_Text"><text:span text:style-name="T31">.hword 0xfafd</text:span></text:span></text:p>
        </text:list-item>
        <text:list-item>
          <text:p text:style-name="P86"><text:span text:style-name="Source_20_Text"><text:span text:style-name="T25">41</text:span></text:span><text:span text:style-name="T25"> →</text:span><text:span text:style-name="Source_20_Text"><text:span text:style-name="T27">A</text:span></text:span><text:span text:style-name="Source_20_Text"><text:span text:style-name="T29">(</text:span></text:span><text:span text:style-name="Source_20_Text"><text:span text:style-name="T31">xx: .byte 65</text:span></text:span><text:span text:style-name="Source_20_Text"><text:span text:style-name="T34">)</text:span></text:span></text:p>
        </text:list-item>
      </text:list>
      <text:p text:style-name="P77"><text:soft-page-break/><text:span text:style-name="Source_20_Text"><text:span text:style-name="T18">La cha</text:span></text:span><text:span text:style-name="Source_20_Text"><text:span text:style-name="T19">i</text:span></text:span><text:span text:style-name="Source_20_Text"><text:span text:style-name="T18">ne de caracteres(“bonjour”) </text:span></text:span><text:span text:style-name="Source_20_Text"><text:span text:style-name="T19"><text:s/>est codée en ASCII</text:span></text:span></text:p>
      <text:p text:style-name="Text_20_body">“<text:span text:style-name="T54">bonjour” :</text:span> <text:s text:c="3"/>62 6f 6e 6a 6f 75 72 <text:span text:style-name="T45">00</text:span></text:p>
      <text:p text:style-name="P93">À la fin de la chaine, il y a un caractère nul (0x00)</text:p>
      <text:p text:style-name="P6"><text:span text:style-name="Source_20_Text"><text:span text:style-name="T21">donnees</text:span></text:span><text:span text:style-name="Source_20_Text"><text:span text:style-name="T20">2</text:span></text:span><text:span text:style-name="Source_20_Text"><text:span text:style-name="T21">.s:</text:span></text:span></text:p>
      <text:p text:style-name="P69"><text:span text:style-name="Source_20_Text"><text:span text:style-name="T15"><text:s text:c="4"/>.data</text:span></text:span></text:p>
      <text:p text:style-name="P69"><text:span text:style-name="Source_20_Text"><text:span text:style-name="T15">aa: .byte 65 <text:s text:c="2"/>@ .byte 0x41</text:span></text:span></text:p>
      <text:p text:style-name="P69"><text:span text:style-name="Source_20_Text"><text:span text:style-name="T15">oo: .word 15 <text:s text:c="2"/>@ .byte <text:s/>0x0f</text:span></text:span></text:p>
      <text:p text:style-name="P69"><text:span text:style-name="Source_20_Text"><text:span text:style-name="T15">cc: .asciz "bonjour"</text:span></text:span></text:p>
      <text:p text:style-name="P69"><text:span text:style-name="Source_20_Text"><text:span text:style-name="T15">rr: .byte 66 <text:s text:c="2"/>@ .byte 0x42</text:span></text:span></text:p>
      <text:p text:style-name="P69"><text:span text:style-name="Source_20_Text"><text:span text:style-name="T15"><text:s text:c="4"/>.word 3</text:span></text:span></text:p>
      <text:p text:style-name="P69"><text:span text:style-name="Source_20_Text"><text:span text:style-name="T15">T: .word 0x1122</text:span></text:span></text:p>
      <text:p text:style-name="P69"><text:span text:style-name="Source_20_Text"><text:span text:style-name="T15"><text:s text:c="3"/>.word 0x3456</text:span></text:span></text:p>
      <text:p text:style-name="P69"><text:span text:style-name="Source_20_Text"><text:span text:style-name="T15"><text:s text:c="3"/>.word 0xfafd</text:span></text:span></text:p>
      <text:p text:style-name="P69"><text:span text:style-name="Source_20_Text"><text:span text:style-name="T15">xx: .word 65</text:span></text:span></text:p>
      <text:p text:style-name="P11"/>
      <text:p text:style-name="P10">luunpl@im2ag-turing-01:[~/University/Semestre_4/401_INF/TP/TP3&amp;4]: arm-eabi-objdump -j .data -s donnees2.o</text:p>
      <text:p text:style-name="P10">donnees2.o: <text:s text:c="4"/>file format elf32-bigarm</text:p>
      <text:p text:style-name="P10"/>
      <text:p text:style-name="P10">Contents of section .data:</text:p>
      <text:p text:style-name="P10"><text:s/>0000 41000000 0f626f6e 6a6f7572 00420000 <text:s/>A....bonjour.B..</text:p>
      <text:p text:style-name="P10"><text:s/>0010 00030000 11220000 34560000 fafd0000 <text:s/>....."..4V......</text:p>
      <text:p text:style-name="P10"><text:s/>0020 0041 <text:s text:c="32"/>.A <text:s text:c="8"/></text:p>
      <text:p text:style-name="P9">Maintenant, tous les entiers sont sur 32 bits</text:p>
      <text:p text:style-name="P76"><text:span text:style-name="Strong_20_Emphasis"><text:span text:style-name="T25">Correspondance avec la zone </text:span></text:span><text:span text:style-name="Source_20_Text"><text:span text:style-name="T25">.data</text:span></text:span><text:span text:style-name="Strong_20_Emphasis"><text:span text:style-name="T25"> :</text:span></text:span></text:p>
      <text:list text:continue-numbering="true" text:style-name="L2">
        <text:list-item>
          <text:p text:style-name="P90"><text:span text:style-name="Source_20_Text"><text:span text:style-name="T25">41</text:span></text:span><text:span text:style-name="T25"> → </text:span><text:span text:style-name="Source_20_Text"><text:span text:style-name="T25">A</text:span></text:span><text:span text:style-name="Source_20_Text"><text:span text:style-name="T28">(</text:span></text:span><text:span text:style-name="Source_20_Text"><text:span text:style-name="T31">aa: .byte 65 </text:span></text:span><text:span text:style-name="Source_20_Text"><text:span text:style-name="T33">)</text:span></text:span></text:p>
        </text:list-item>
        <text:list-item>
          <text:p text:style-name="P90"><text:span text:style-name="Source_20_Text"><text:span text:style-name="T36">0000000F</text:span></text:span><text:span text:style-name="T36"> → </text:span><text:span text:style-name="T37">15</text:span><text:span text:style-name="T38">(</text:span><text:span text:style-name="T39">oo: </text:span><text:span text:style-name="Source_20_Text"><text:span text:style-name="T40">.word 15</text:span></text:span><text:span text:style-name="T38">)</text:span></text:p>
        </text:list-item>
        <text:list-item>
          <text:p text:style-name="P90"><text:span text:style-name="Source_20_Text"><text:span text:style-name="T25">62 6F 6E 6A 6F 75 72</text:span></text:span><text:span text:style-name="T25"> → </text:span><text:span text:style-name="Source_20_Text"><text:span text:style-name="T25">"bonjour"</text:span></text:span></text:p>
        </text:list-item>
        <text:list-item>
          <text:p text:style-name="P90"><text:span text:style-name="Source_20_Text"><text:span text:style-name="T25">00</text:span></text:span><text:span text:style-name="T25"> → </text:span><text:span text:style-name="Source_20_Text"><text:span text:style-name="T25">\0</text:span></text:span><text:span text:style-name="T25"> (terminaison de chaîne)</text:span></text:p>
        </text:list-item>
        <text:list-item>
          <text:p text:style-name="P90"><text:span text:style-name="Source_20_Text"><text:span text:style-name="T25">42</text:span></text:span><text:span text:style-name="T25"> → </text:span><text:span text:style-name="Source_20_Text"><text:span text:style-name="T25">B</text:span></text:span><text:span text:style-name="Source_20_Text"><text:span text:style-name="T30">(</text:span></text:span><text:span text:style-name="Source_20_Text"><text:span text:style-name="T31">rr: .byte 66</text:span></text:span><text:span text:style-name="Source_20_Text"><text:span text:style-name="T35">)</text:span></text:span></text:p>
        </text:list-item>
        <text:list-item>
          <text:p text:style-name="P90"><text:span text:style-name="Source_20_Text"><text:span text:style-name="T36">00000003 <text:s/>→ </text:span></text:span><text:span text:style-name="Source_20_Text"><text:span text:style-name="T39">.byte 3 </text:span></text:span><text:span text:style-name="Source_20_Text"><text:span text:style-name="T37">du rr</text:span></text:span></text:p>
        </text:list-item>
        <text:list-item>
          <text:p text:style-name="P90"><text:span text:style-name="Source_20_Text"><text:span text:style-name="T36">0000 1122 → </text:span></text:span><text:span text:style-name="Source_20_Text"><text:span text:style-name="T37">T[0]: </text:span></text:span><text:span text:style-name="Source_20_Text"><text:span text:style-name="T36">.</text:span></text:span><text:span text:style-name="Source_20_Text"><text:span text:style-name="T39">word 0x1122</text:span></text:span></text:p>
        </text:list-item>
        <text:list-item>
          <text:p text:style-name="P92"><text:span text:style-name="T36">3456 0000→ </text:span><text:span text:style-name="Source_20_Text"><text:span text:style-name="T37">T[1]: </text:span></text:span><text:span text:style-name="T39">.hword 0x3456</text:span></text:p>
        </text:list-item>
        <text:list-item>
          <text:p text:style-name="P91"><text:span text:style-name="Source_20_Text"><text:span text:style-name="T36">FAFD 0000→</text:span></text:span><text:span text:style-name="Source_20_Text"><text:span text:style-name="T37">T[2]: </text:span></text:span><text:span text:style-name="Source_20_Text"><text:span text:style-name="T39">.hword 0xfafd</text:span></text:span></text:p>
        </text:list-item>
        <text:list-item>
          <text:p text:style-name="P91"><text:span text:style-name="Source_20_Text"><text:span text:style-name="T24">41</text:span></text:span><text:span text:style-name="T23"> →</text:span><text:span text:style-name="Source_20_Text"><text:span text:style-name="T41">A</text:span></text:span><text:span text:style-name="Source_20_Text"><text:span text:style-name="T42">(</text:span></text:span><text:span text:style-name="Source_20_Text"><text:span text:style-name="T43">xx: .byte 65</text:span></text:span><text:span text:style-name="Source_20_Text"><text:span text:style-name="T44">)</text:span></text:span></text:p>
          <text:p text:style-name="P91"><text:span text:style-name="Source_20_Text"><text:span text:style-name="T44"/></text:span></text:p>
        </text:list-item>
      </text:list>
      <text:p text:style-name="P8"><text:soft-page-break/><text:span text:style-name="T1">3.2</text:span><text:span text:style-name="T5"> </text:span><text:span text:style-name="T1">Acces a la memoire : echange memoire/registres</text:span><text:line-break/><text:span text:style-name="T1">3.2.1</text:span><text:span text:style-name="T5"> </text:span><text:span text:style-name="T1">Lecture d’un mot de 32 bits</text:span></text:p>
      <text:p text:style-name="P17">luunpl@im2ag-turing-01:[~/University/Semestre_4/401_INF/TP/TP3&amp;4]: arm-eabi-run accesmem</text:p>
      <text:p text:style-name="P52">0001f460</text:p>
      <text:p text:style-name="P52">0000010a</text:p>
      <text:p text:style-name="P13"><text:span text:style-name="T2">-</text:span><text:span text:style-name="T7">0001f460 : </text:span><text:span text:style-name="T2">Cette instruction charge l'adresse de la variable xx dans le registre r5</text:span></text:p>
      <text:p text:style-name="P13">-<text:span text:style-name="T7">0000010a: </text:span>Cette instruction charge dans le registre r6 le contenu de la mémoire à l'adresse pointée par r5</text:p>
      <text:p text:style-name="P13"/>
      <text:p text:style-name="P40">3.2.2 Lecture de mots de tailles differentes</text:p>
      <text:p text:style-name="P19"><text:s text:c="4"/>.data</text:p>
      <text:p text:style-name="P19">D1: <text:s text:c="3"/>.word <text:s/>266</text:p>
      <text:p text:style-name="P19">D2: <text:s text:c="3"/>.hword 42</text:p>
      <text:p text:style-name="P19">D3: <text:s text:c="3"/>.byte 12</text:p>
      <text:p text:style-name="P19"/>
      <text:p text:style-name="P19"><text:s text:c="4"/>.text</text:p>
      <text:p text:style-name="P19"><text:s text:c="4"/>.global main</text:p>
      <text:p text:style-name="P19">main:</text:p>
      <text:p text:style-name="P19"><text:s text:c="6"/>LDR r3, LD_D1</text:p>
      <text:p text:style-name="P19"><text:s text:c="6"/>LDR r4, [r3]</text:p>
      <text:p text:style-name="P19"/>
      <text:p text:style-name="P19"><text:s text:c="6"/>LDR r5, LD_D2</text:p>
      <text:p text:style-name="P19"><text:s text:c="6"/>LDRH r6, [r5]</text:p>
      <text:p text:style-name="P19"/>
      <text:p text:style-name="P19"><text:s text:c="6"/>LDR r7, LD_D3</text:p>
      <text:p text:style-name="P19"><text:s text:c="6"/>LDRB r8, [r7]</text:p>
      <text:p text:style-name="P19"/>
      <text:p text:style-name="P19"><text:s text:c="2"/>@ impression du contenu de r3</text:p>
      <text:p text:style-name="P19"><text:s text:c="5"/>MOV r1, r3</text:p>
      <text:p text:style-name="P19"><text:s text:c="5"/>BL EcrHexa32</text:p>
      <text:p text:style-name="P19"/>
      <text:p text:style-name="P19"><text:s text:c="2"/>@ impression du contenu de r4</text:p>
      <text:p text:style-name="P19"><text:s text:c="5"/>MOV r1, r4</text:p>
      <text:p text:style-name="P19"><text:s text:c="5"/>BL EcrNdecimal32</text:p>
      <text:p text:style-name="P19"/>
      <text:p text:style-name="P19"><text:s text:c="2"/>@ impression du contenu de r5</text:p>
      <text:p text:style-name="P19"><text:s text:c="5"/>MOV r1, r5</text:p>
      <text:p text:style-name="P19"><text:s text:c="5"/>BL EcrHexa32</text:p>
      <text:p text:style-name="P19"/>
      <text:p text:style-name="P19"><text:s text:c="2"/>@ impression du contenu de r6</text:p>
      <text:p text:style-name="P19"><text:s text:c="5"/>MOV r1, r6</text:p>
      <text:p text:style-name="P19"><text:s text:c="5"/>BL EcrNdecimal16</text:p>
      <text:p text:style-name="P19"/>
      <text:p text:style-name="P19"><text:s text:c="2"/>@ impression du contenu de r7</text:p>
      <text:p text:style-name="P19"><text:s text:c="5"/>MOV r1, r7</text:p>
      <text:p text:style-name="P19"><text:s text:c="5"/>BL EcrHexa32</text:p>
      <text:p text:style-name="P19"/>
      <text:p text:style-name="P19"><text:soft-page-break/><text:s text:c="2"/>@ impression du contenu de r8</text:p>
      <text:p text:style-name="P19"><text:s text:c="5"/>MOV r1, r8</text:p>
      <text:p text:style-name="P19"><text:s text:c="5"/>BL EcrNdecimal8</text:p>
      <text:p text:style-name="P19"/>
      <text:p text:style-name="P19">fin: <text:s/>B exit <text:s/>@ terminaison immédiate du processus (plus tard on saura faire mieux)</text:p>
      <text:p text:style-name="P19"/>
      <text:p text:style-name="P19">LD_D1: <text:s text:c="2"/>.word D1</text:p>
      <text:p text:style-name="P19">LD_D2: <text:s text:c="2"/>.word D2</text:p>
      <text:p text:style-name="P19">LD_D3: <text:s text:c="2"/>.word D3</text:p>
      <text:p text:style-name="P18"/>
      <text:p text:style-name="P12">luunpl@im2ag-turing-01:[~/University/Semestre_4/401_INF/TP/TP3&amp;4]: arm-eabi-run accesmem2</text:p>
      <text:p text:style-name="P75">0001f494</text:p>
      <text:p text:style-name="P12">266</text:p>
      <text:p text:style-name="P75">0001f498</text:p>
      <text:p text:style-name="P12">42</text:p>
      <text:p text:style-name="P75">0001f49a</text:p>
      <text:p text:style-name="P12">12</text:p>
      <text:p text:style-name="P67"/>
      <text:p text:style-name="P74">Remarque <text:span text:style-name="T22">du Poly</text:span> : les adresses sont toujours representees sur 32 bits.</text:p>
      <text:p text:style-name="P13"><text:span text:style-name="T55">-L’a</text:span>dresse <text:span text:style-name="T55">de </text:span><text:span text:style-name="T10">D1</text:span><text:span text:style-name="T1">: <text:s text:c="3"/>.word <text:s/>266: </text:span><text:span text:style-name="T10">0001f494</text:span></text:p>
      <text:p text:style-name="P13"><text:span text:style-name="T55">-L’a</text:span>dresse <text:span text:style-name="T55">de </text:span><text:span text:style-name="T10">D2</text:span><text:span text:style-name="T1">: <text:s text:c="3"/>.hword 42: </text:span><text:span text:style-name="T10">0001f498</text:span></text:p>
      <text:p text:style-name="P13"><text:span text:style-name="T3">-L’a</text:span><text:span text:style-name="T2">dresse </text:span><text:span text:style-name="T3">de </text:span><text:span text:style-name="T10">D3</text:span><text:span text:style-name="T1">: <text:s text:c="3"/>.byte 12: <text:s text:c="4"/></text:span><text:span text:style-name="T10">0001f49a</text:span></text:p>
      <text:p text:style-name="P13"><text:span text:style-name="T2"/></text:p>
      <text:p text:style-name="P43">Explication des différences :</text:p>
      <text:p text:style-name="P43">Alignement en mémoire <text:span text:style-name="T56">( On va rencontrer ce cas dans les exos suivants)</text:span></text:p>
      <text:p text:style-name="P24">Les valeurs sont placées dans la mémoire en respectant leur alignement :</text:p>
      <text:p text:style-name="P30">-.word (<text:span text:style-name="T45">4 octets)</text:span> doit être aligné sur une adresse multiple de 4 (<text:span text:style-name="T45">0x0001F494</text:span> est bien un multiple de 4)</text:p>
      <text:p text:style-name="P30">-.hword (<text:span text:style-name="T45">2 octets)</text:span> doit être aligné sur une adresse multiple de 2 (<text:span text:style-name="T45">0x0001F498</text:span> est bien un multiple de 2)</text:p>
      <text:p text:style-name="P31">-.byte (<text:span text:style-name="T45">1 octet</text:span>) peut être placé à n'importe quelle adresse.</text:p>
      <text:p text:style-name="P78">Occupation mémoire</text:p>
      <text:p text:style-name="P31">-D1 occupe 4 octets (0x0001F494 à 0x0001F497)</text:p>
      <text:p text:style-name="P30">-D2 occupe 2 octets (0x0001F498 à 0x0001F499)</text:p>
      <text:p text:style-name="P30">-D3 occupe 1 octet (0x0001F49A)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3.2.3</text:span><text:span text:style-name="T4"> </text:span><text:span text:style-name="T2">Ecriture en memoire</text:span></text:p>
      <text:p text:style-name="P14"><text:span text:style-name="T2">luunpl@im2ag-turing-01:[~/University/Semestre_4/401_INF/TP/TP3&amp;4]: arm-eabi-run </text:span><text:span text:style-name="T6">ecrmem</text:span></text:p>
      <text:p text:style-name="P53">00000000</text:p>
      <text:p text:style-name="P53">0</text:p>
      <text:p text:style-name="P53">fffffff6</text:p>
      <text:p text:style-name="P53">-10</text:p>
      <text:p text:style-name="P56">00000000</text:p>
      <text:p text:style-name="P56">0</text:p>
      <text:p text:style-name="P56">0000fff6</text:p>
      <text:p text:style-name="P56">-10</text:p>
      <text:p text:style-name="P61">00000000</text:p>
      <text:p text:style-name="P61">0</text:p>
      <text:p text:style-name="P61">000000f6</text:p>
      <text:p text:style-name="P61">-10</text:p>
      <text:p text:style-name="P41"/>
      <text:p text:style-name="P49"><text:span text:style-name="T11">On obtient :</text:span> DW (32 bits), DH (16 bits), <text:span text:style-name="T46">DB (8 bits) </text:span><text:span text:style-name="T13">ont la valeur initiale de 0 et la valeur après la modification est -10</text:span><text:span text:style-name="T46">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4.1 Un premier programme en langage d’assemblage</text:p>
      <text:p text:style-name="P41"/>
      <text:p text:style-name="P42"><text:s text:c="4"/><text:span text:style-name="T11">.data</text:span></text:p>
      <text:p text:style-name="P20">cc: @ ne pas modifier cette partie</text:p>
      <text:p text:style-name="P20"><text:s text:c="4"/>.byte 0x42</text:p>
      <text:p text:style-name="P20"><text:s text:c="4"/>.byte 0x4f</text:p>
      <text:p text:style-name="P20"><text:s text:c="4"/>.byte 0x4e</text:p>
      <text:p text:style-name="P20"><text:s text:c="4"/>.byte 0x4a</text:p>
      <text:p text:style-name="P20"><text:s text:c="4"/>.byte 0x4f</text:p>
      <text:p text:style-name="P20"><text:s text:c="4"/>.byte 0x55</text:p>
      <text:p text:style-name="P20"><text:s text:c="4"/>.byte 0x52</text:p>
      <text:p text:style-name="P20"><text:s text:c="4"/>.byte 0x00 <text:s text:c="4"/>@ code de fin de chaine</text:p>
      <text:p text:style-name="P20"><text:s text:c="4"/>@ la suite pourra etre modifiee</text:p>
      <text:p text:style-name="P20"><text:s text:c="4"/>.word 12</text:p>
      <text:p text:style-name="P20"><text:s text:c="4"/>.word 0x11223344</text:p>
      <text:p text:style-name="P53">av: .asciz "au revoir..."</text:p>
      <text:p text:style-name="P20"/>
      <text:p text:style-name="P20"><text:s text:c="4"/>.text</text:p>
      <text:p text:style-name="P20"><text:s text:c="4"/>.global main</text:p>
      <text:p text:style-name="P20">main:</text:p>
      <text:p text:style-name="P20"/>
      <text:p text:style-name="P20">@ impression de la chaine de caractere d'adresse cc</text:p>
      <text:p text:style-name="P20"><text:s text:c="4"/>ldr r1, LD_cc</text:p>
      <text:p text:style-name="P20"><text:s text:c="4"/>bl EcrChaine</text:p>
      <text:p text:style-name="P20"/>
      <text:p text:style-name="P53">@ impression de la chaine "au revoir..."</text:p>
      <text:p text:style-name="P53"><text:s text:c="4"/>ldr r1, LD_av</text:p>
      <text:p text:style-name="P53"><text:s text:c="4"/>bl EcrChaine</text:p>
      <text:p text:style-name="P20"/>
      <text:p text:style-name="P56">@ modification de la chaine d'adresse cc</text:p>
      <text:p text:style-name="P56"><text:s text:c="4"/>ldr r0, LD_cc</text:p>
      <text:p text:style-name="P56"><text:s text:c="4"/>ldrb r1, [r0]</text:p>
      <text:p text:style-name="P56"><text:s text:c="4"/>add r1, r1, #0x20</text:p>
      <text:p text:style-name="P56"><text:s text:c="4"/>strb r1, [r0]</text:p>
      <text:p text:style-name="P56"><text:s text:c="4"/>ldrb r1, [r0, #1]</text:p>
      <text:p text:style-name="P56"><text:s text:c="4"/>add r1, r1, #0x20</text:p>
      <text:p text:style-name="P56"><text:s text:c="4"/>strb r1, [r0, #1]</text:p>
      <text:p text:style-name="P56"><text:s text:c="4"/>ldrb r1, [r0, #2]</text:p>
      <text:p text:style-name="P56"><text:s text:c="4"/>add r1, r1, #0x20</text:p>
      <text:p text:style-name="P56"><text:s text:c="4"/>strb r1, [r0, #2]</text:p>
      <text:p text:style-name="P56"><text:s text:c="4"/>ldrb r1, [r0, #3]</text:p>
      <text:p text:style-name="P56"><text:s text:c="4"/>add r1, r1, #0x20</text:p>
      <text:p text:style-name="P56"><text:s text:c="4"/>strb r1, [r0, #3]</text:p>
      <text:p text:style-name="P56"><text:s text:c="4"/>ldrb r1, [r0, #4]</text:p>
      <text:p text:style-name="P56"><text:s text:c="4"/>add r1, r1, #0x20</text:p>
      <text:p text:style-name="P56"><text:s text:c="4"/>strb r1, [r0, #4]</text:p>
      <text:p text:style-name="P56"><text:s text:c="4"/>ldrb r1, [r0, #5]</text:p>
      <text:p text:style-name="P56"><text:s text:c="4"/>add r1, r1, #0x20</text:p>
      <text:p text:style-name="P56"><text:soft-page-break/><text:s text:c="4"/>strb r1, [r0, #5]</text:p>
      <text:p text:style-name="P56"><text:s text:c="4"/>ldrb r1, [r0, #6]</text:p>
      <text:p text:style-name="P56"><text:s text:c="4"/>add r1, r1, #0x20</text:p>
      <text:p text:style-name="P56"><text:s text:c="4"/>strb r1, [r0, #6]</text:p>
      <text:p text:style-name="P20"/>
      <text:p text:style-name="P20">@ impression de la chaine cc modifiee</text:p>
      <text:p text:style-name="P20"><text:s text:c="4"/>ldr r1, LD_cc</text:p>
      <text:p text:style-name="P20"><text:s text:c="4"/>bl EcrChaine</text:p>
      <text:p text:style-name="P20"/>
      <text:p text:style-name="P20">fin: B exit <text:s/>@ terminaison immédiate du processus (plus tard on saura faire mieux)</text:p>
      <text:p text:style-name="P20"/>
      <text:p text:style-name="P20">LD_cc: .word cc</text:p>
      <text:p text:style-name="P53">LD_av: .word av</text:p>
      <text:p text:style-name="P41"/>
      <text:p text:style-name="P47">Rappel du TD1 : <text:s/>Pour convertir une lettre majuscule en minuscule en ASCII, <text:span text:style-name="T47">on a</text:span><text:span text:style-name="T46">joute 0x20 (32 en décimal) à la valeur </text:span><text:span text:style-name="T47">de cette lettre</text:span></text:p>
      <text:p text:style-name="P33"/>
      <text:p text:style-name="P23">ldr r0, LD_cc : Charge l'adresse de la chaîne de caractères dans le registre r0. LD_cc est une étiquette qui pointe vers l'adresse de la chaîne.</text:p>
      <text:p text:style-name="P21"/>
      <text:p text:style-name="P21">ldrb r1, [r0] : Charge le premier octet (caractère) de la chaîne dans le registre r1.</text:p>
      <text:p text:style-name="P21"/>
      <text:p text:style-name="P21">add r1, r1, #0x20 : Ajoute 0x20 (32 en décimal) à la valeur du registre r1. En ASCII, cela convertit une lettre majuscule en minuscule.</text:p>
      <text:p text:style-name="P21"/>
      <text:p text:style-name="P21">strb r1, [r0] : Stocke la nouvelle valeur de r1 (le caractère modifié) à l'adresse pointée par r0.</text:p>
      <text:p text:style-name="P21"/>
      <text:p text:style-name="P21">Les instructions suivantes répètent ce processus pour les caractères suivants de la chaîne, en utilisant des décalages pour accéder à chaque caractère successivement :</text:p>
      <text:p text:style-name="P21"/>
      <text:p text:style-name="P21">ldrb r1, [r0, #1] : Charge le deuxième octet de la chaîne.</text:p>
      <text:p text:style-name="P21"/>
      <text:p text:style-name="P21">add r1, r1, #0x20 : Convertit le caractère en minuscule.</text:p>
      <text:p text:style-name="P21"/>
      <text:p text:style-name="P21">strb r1, [r0, #1] : Stocke le caractère modifié.</text:p>
      <text:p text:style-name="P21"/>
      <text:p text:style-name="P21">ldrb r1, [r0, #2] : Charge le troisième octet de la chaîne.</text:p>
      <text:p text:style-name="P21"/>
      <text:p text:style-name="P21">add r1, r1, #0x20 : Convertit le caractère en minuscule.</text:p>
      <text:p text:style-name="P21"/>
      <text:p text:style-name="P21">strb r1, [r0, #2] : Stocke le caractère modifié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4"><text:soft-page-break/>Sortie de caracteres:</text:p>
      <text:p text:style-name="P20">luunpl@im2ag-turing-01:[~/University/Semestre_4/401_INF/TP/TP3&amp;4]: arm-eabi-run caracteres</text:p>
      <text:p text:style-name="P20">BONJOUR</text:p>
      <text:p text:style-name="P20">au revoir...</text:p>
      <text:p text:style-name="P20">bonjour</text:p>
      <text:p text:style-name="P41">4.2 Alignements et ”petits bouts”</text:p>
      <text:p text:style-name="P41">4.2.1 Questions d’alignements</text:p>
      <text:p text:style-name="P45">Sortie de alignements1</text:p>
      <text:p text:style-name="P20">luunpl@im2ag-turing-01:[~/University/Semestre_4/401_INF/TP/TP3&amp;4]: arm-eabi-run alignements1</text:p>
      <text:p text:style-name="P20">1</text:p>
      <text:p text:style-name="P20">2</text:p>
      <text:p text:style-name="P20">4</text:p>
      <text:p text:style-name="P20">67240205</text:p>
      <text:p text:style-name="P20">8</text:p>
      <text:p text:style-name="P41"/>
      <text:p text:style-name="P32">-On note que en décimal, 0x0A0B0C0D = 168 496 141, cela contredit le résultat ci-dessus. </text:p>
      <text:p text:style-name="P32">-Le probl<text:span text:style-name="T61">e</text:span>me vient du fait que les mots de 32 bits doivent etre placés à des adresses multiples de 4</text:p>
      <text:p text:style-name="P30">-On ajoute .balign 4 juste avant la declaration de l’entier a, et appelez ce nouveau programme alignements2.s</text:p>
      <text:p text:style-name="P21"/>
      <text:p text:style-name="P45">Sortie de alignements2</text:p>
      <text:p text:style-name="P20">luunpl@im2ag-turing-01:[~/University/Semestre_4/401_INF/TP/TP3&amp;4]: arm-eabi-run alignements2</text:p>
      <text:p text:style-name="P20">1</text:p>
      <text:p text:style-name="P20">2</text:p>
      <text:p text:style-name="P20">4</text:p>
      <text:p text:style-name="P20">168496141</text:p>
      <text:p text:style-name="P20">8</text:p>
      <text:p text:style-name="P39">La valeur de a maintenant est “alignée”.</text:p>
      <text:p text:style-name="P26">De même manière, on crée 2 programmes alignement3 et alignements4</text:p>
      <text:p text:style-name="P26"/>
      <text:p text:style-name="P46">Sortie de alignements3</text:p>
      <text:p text:style-name="P27">luunpl@im2ag-turing-01:[~/University/Semestre_4/401_INF/TP/TP3&amp;4]: arm-eabi-run alignements3</text:p>
      <text:p text:style-name="P27">17</text:p>
      <text:p text:style-name="P27">22033</text:p>
      <text:p text:style-name="P41"/>
      <text:p text:style-name="P46">Sortie de alignements4</text:p>
      <text:p text:style-name="P29">luunpl@im2ag-turing-01:[~/University/Semestre_4/401_INF/TP/TP3&amp;4]: arm-eabi-run alignements4</text:p>
      <text:p text:style-name="P29">17</text:p>
      <text:p text:style-name="P29">13398</text:p>
      <text:p text:style-name="P28">0x3456 <text:span text:style-name="T62">en hexadecimal est </text:span>13398, <text:span text:style-name="T62">mais le résultat dans </text:span>alignements3 n’est pas juste </text:p>
      <text:p text:style-name="P41"/>
      <text:p text:style-name="P41"><text:soft-page-break/></text:p>
      <text:p text:style-name="P41">4.2.2 Questions de ”petits bouts”</text:p>
      <text:p text:style-name="P48">Par convention :</text:p>
      <text:p text:style-name="P35"><text:span text:style-name="T45">Big-endian :</text:span> Le byte ayant la valeur la plus élevée est stocké à l'adresse la plus basse. Cela signifie que le premier élément dans la chaîne hexadécimale sera le byte ayant la valeur la plus élevée</text:p>
      <text:p text:style-name="P35"/>
      <text:p text:style-name="P35"><text:span text:style-name="T45">Little-endian</text:span> : Le byte ayant la valeur la plus basse est stocké à l'adresse la plus basse. Cela peut entraîner un stockage des bytes de manière "inversée", avec le premier byte ayant la valeur la plus basse</text:p>
      <text:p text:style-name="P36"/>
      <text:p text:style-name="P36">On a modifié <text:span text:style-name="T46">accesmem et </text:span><text:span text:style-name="T57">accesmem2 pour qu’ils affichent tous les adresses afin de trouver facilement ses adresses </text:span></text:p>
      <text:p text:style-name="P50">Sortie de <text:span text:style-name="T46">accesmem.</text:span><text:span text:style-name="T65">s</text:span><text:span text:style-name="T46"> </text:span><text:span text:style-name="T58">(en little-endian)</text:span></text:p>
      <text:p text:style-name="P20">luunpl@im2ag-turing-01:[~/University/Semestre_4/401_INF/TP/TP3&amp;4]: arm-eabi-run accesmem</text:p>
      <text:p text:style-name="P20">0001f498</text:p>
      <text:p text:style-name="P65">0000010a</text:p>
      <text:p text:style-name="P20">0001f494</text:p>
      <text:p text:style-name="P59">00000018</text:p>
      <text:p text:style-name="P20">0001f49c</text:p>
      <text:p text:style-name="P63">0000002a</text:p>
      <text:p text:style-name="P82"/>
      <text:p text:style-name="P72"><text:span text:style-name="T2">arm-eabi-objdump -j .data -s accesmem</text:span></text:p>
      <text:p text:style-name="P22">1f448 00000000 00000000 00000000 00000000 <text:s/>................</text:p>
      <text:p text:style-name="P51">1f458 00000000 <text:span text:style-name="T49">18000000</text:span> <text:span text:style-name="T51">0a010000</text:span> <text:span text:style-name="T50">2a000000</text:span><text:span text:style-name="T48"> </text:span><text:s/>............*...</text:p>
      <text:p text:style-name="P22">1f468 25630a00 25630025 73002573 0a002530 <text:s/>%c..%c.%s.%s..%0</text:p>
      <text:p text:style-name="P21"/>
      <text:p text:style-name="P68"><text:span text:style-name="T8">On obtient en observant en </text:span><text:span text:style-name="Strong_20_Emphasis">big-endian</text:span><text:span text:style-name="T8">:</text:span></text:p>
      <text:p text:style-name="P57">- xx : 266 (0x0a010000<text:span text:style-name="T58">)</text:span></text:p>
      <text:p text:style-name="P54">- aa : 24 (0x00000018)</text:p>
      <text:p text:style-name="P81">- bb : 42 (0x2a000000)</text:p>
      <text:p text:style-name="P41"><text:span text:style-name="T53"/></text:p>
      <text:p text:style-name="P50">Sortie de <text:span text:style-name="T46">accesmem</text:span><text:span text:style-name="T63">2.</text:span><text:span text:style-name="T64">s</text:span><text:span text:style-name="T46"> </text:span><text:span text:style-name="T58">(en little-endian)</text:span></text:p>
      <text:p text:style-name="P34">luunpl@im2ag-turing-01:[~/University/Semestre_4/401_INF/TP/TP3&amp;4]: arm-eabi-run accesmem2</text:p>
      <text:p text:style-name="P34">0001f49c</text:p>
      <text:p text:style-name="P34">266</text:p>
      <text:p text:style-name="P66">0000010a</text:p>
      <text:p text:style-name="P34">0001f4a0</text:p>
      <text:p text:style-name="P34">42</text:p>
      <text:p text:style-name="P60">002a</text:p>
      <text:p text:style-name="P34">0001f4a2</text:p>
      <text:p text:style-name="P34">12</text:p>
      <text:p text:style-name="P64">0c</text:p>
      <text:p text:style-name="P37"/>
      <text:p text:style-name="P37"/>
      <text:p text:style-name="P73"><text:soft-page-break/>arm-eabi-objdump -j .data -s accesmem<text:span text:style-name="T63">2</text:span></text:p>
      <text:p text:style-name="P38"><text:s/>1f488 00000000 00000000 00000000 00000000 <text:s/>................</text:p>
      <text:p text:style-name="P38"><text:s/>1f498 00000000 <text:span text:style-name="T51">0a010000</text:span><text:span text:style-name="T45"> </text:span><text:span text:style-name="T49">2a00</text:span><text:span text:style-name="T50">0c</text:span>00 25630a00 <text:s/>........*...%c..</text:p>
      <text:p text:style-name="P38"><text:s/>1f4a8 25630025 73002573 0a002530 38780a00 <text:s/>%c.%s.%s..%08x..</text:p>
      <text:p text:style-name="P25">On obtient :</text:p>
      <text:p text:style-name="P58">- <text:span text:style-name="T58">D1</text:span> : 266 (<text:span text:style-name="T52">0a010000</text:span>)</text:p>
      <text:p text:style-name="P55">- <text:span text:style-name="T59">D2 : 42 (</text:span><text:span text:style-name="T60">2a00</text:span><text:span text:style-name="T59">)</text:span></text:p>
      <text:p text:style-name="P62">- <text:span text:style-name="T59">D3 : 12 (</text:span><text:span text:style-name="T60">0c</text:span><text:span text:style-name="T59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3:18:31.761449959</meta:creation-date>
    <dc:date>2025-02-18T18:42:10.513816992</dc:date>
    <meta:editing-duration>PT5H54M9S</meta:editing-duration>
    <meta:editing-cycles>35</meta:editing-cycles>
    <meta:generator>LibreOffice/24.2.7.2$Linux_X86_64 LibreOffice_project/420$Build-2</meta:generator>
    <meta:print-date>2025-02-17T07:29:23.674235344</meta:print-date>
    <meta:printed-by>PDF files</meta:printed-by>
    <meta:document-statistic meta:table-count="0" meta:image-count="0" meta:object-count="0" meta:page-count="10" meta:paragraph-count="286" meta:word-count="1488" meta:character-count="9504" meta:non-whitespace-character-count="7834"/>
  </office:meta>
</office:document-meta>
</file>